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cc0" officeooo:paragraph-rsid="000cec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aviarasuchinnu@aspire1747-HP-280-G2-MT:~/pdb$ python3 -m pdb debug2.py</text:p>
      <text:p text:style-name="Standard">&gt; /home/kaviarasuchinnu/pdb/debug2.py(1)&lt;module&gt;()</text:p>
      <text:p text:style-name="Standard">-&gt; def add(x,y):</text:p>
      <text:p text:style-name="Standard">(Pdb) n</text:p>
      <text:p text:style-name="Standard">&gt; /home/kaviarasuchinnu/pdb/debug2.py(4)&lt;module&gt;()</text:p>
      <text:p text:style-name="Standard">-&gt; def main():</text:p>
      <text:p text:style-name="Standard">(Pdb) n</text:p>
      <text:p text:style-name="Standard">&gt; /home/kaviarasuchinnu/pdb/debug2.py(9)&lt;module&gt;()</text:p>
      <text:p text:style-name="Standard">-&gt; if __name__=="__main__":</text:p>
      <text:p text:style-name="Standard">(Pdb) c</text:p>
      <text:p text:style-name="Standard">Num 1 : 23434</text:p>
      <text:p text:style-name="Standard">Num 2 : 43</text:p>
      <text:p text:style-name="Standard">23477</text:p>
      <text:p text:style-name="Standard">The program finished and will be restarted</text:p>
      <text:p text:style-name="Standard">&gt; /home/kaviarasuchinnu/pdb/debug2.py(1)&lt;module&gt;()</text:p>
      <text:p text:style-name="Standard">-&gt; def add(x,y):</text:p>
      <text:p text:style-name="Standard">(Pdb) q</text:p>
      <text:p text:style-name="Standard">kaviarasuchinnu@aspire1747-HP-280-G2-MT:~/pdb$ python3 -m pdb debug2.py</text:p>
      <text:p text:style-name="Standard">&gt; /home/kaviarasuchinnu/pdb/debug2.py(1)&lt;module&gt;()</text:p>
      <text:p text:style-name="Standard">-&gt; def add(x,y):</text:p>
      <text:p text:style-name="Standard">(Pdb) </text:p>
      <text:p text:style-name="Standard">(Pdb) n</text:p>
      <text:p text:style-name="Standard">&gt; /home/kaviarasuchinnu/pdb/debug2.py(4)&lt;module&gt;()</text:p>
      <text:p text:style-name="Standard">-&gt; def main():</text:p>
      <text:p text:style-name="Standard">(Pdb) n</text:p>
      <text:p text:style-name="Standard">&gt; /home/kaviarasuchinnu/pdb/debug2.py(9)&lt;module&gt;()</text:p>
      <text:p text:style-name="Standard">-&gt; if __name__=="__main__":</text:p>
      <text:p text:style-name="Standard">(Pdb) n</text:p>
      <text:p text:style-name="Standard">&gt; /home/kaviarasuchinnu/pdb/debug2.py(10)&lt;module&gt;()</text:p>
      <text:p text:style-name="Standard">-&gt; main()</text:p>
      <text:p text:style-name="Standard">(Pdb) n</text:p>
      <text:p text:style-name="Standard">Num 1 : n</text:p>
      <text:p text:style-name="Standard">Num 2 : 4</text:p>
      <text:p text:style-name="Standard">n4</text:p>
      <text:p text:style-name="Standard">--Return--</text:p>
      <text:p text:style-name="Standard">&gt; /home/kaviarasuchinnu/pdb/debug2.py(10)&lt;module&gt;()-&gt;None</text:p>
      <text:p text:style-name="Standard">-&gt; main()</text:p>
      <text:p text:style-name="Standard">(Pdb) c</text:p>
      <text:p text:style-name="Standard">The program finished and will be restarted</text:p>
      <text:p text:style-name="Standard">&gt; /home/kaviarasuchinnu/pdb/debug2.py(1)&lt;module&gt;()</text:p>
      <text:p text:style-name="Standard">-&gt; def add(x,y):</text:p>
      <text:p text:style-name="Standard">(Pdb) 4</text:p>
      <text:p text:style-name="Standard">4</text:p>
      <text:p text:style-name="Standard">(Pdb) n</text:p>
      <text:p text:style-name="Standard">&gt; /home/kaviarasuchinnu/pdb/debug2.py(4)&lt;module&gt;()</text:p>
      <text:p text:style-name="Standard">-&gt; def main():</text:p>
      <text:p text:style-name="Standard">(Pdb) c</text:p>
      <text:p text:style-name="Standard">Num 1 : 4</text:p>
      <text:p text:style-name="Standard">Num 2 : q</text:p>
      <text:p text:style-name="Standard">4q</text:p>
      <text:p text:style-name="Standard">The program finished and will be restarted</text:p>
      <text:p text:style-name="Standard">&gt; /home/kaviarasuchinnu/pdb/debug2.py(1)&lt;module&gt;()</text:p>
      <text:p text:style-name="Standard"><text:soft-page-break/>-&gt; def add(x,y):</text:p>
      <text:p text:style-name="Standard">(Pdb) c</text:p>
      <text:p text:style-name="Standard">Num 1 : n</text:p>
      <text:p text:style-name="Standard">Num 2 : n</text:p>
      <text:p text:style-name="Standard">nn</text:p>
      <text:p text:style-name="Standard">The program finished and will be restarted</text:p>
      <text:p text:style-name="Standard">&gt; /home/kaviarasuchinnu/pdb/debug2.py(1)&lt;module&gt;()</text:p>
      <text:p text:style-name="Standard">-&gt; def add(x,y):</text:p>
      <text:p text:style-name="Standard">(Pdb) help\</text:p>
      <text:p text:style-name="Standard">*** No help for '\\'</text:p>
      <text:p text:style-name="Standard">(Pdb) help</text:p>
      <text:p text:style-name="Standard"/>
      <text:p text:style-name="Standard">Documented commands (type help &lt;topic&gt;):</text:p>
      <text:p text:style-name="Standard">========================================</text:p>
      <text:p text:style-name="Standard">EOF <text:s text:c="3"/>c <text:s text:c="9"/>d <text:s text:c="7"/>h <text:s text:c="8"/>list <text:s text:c="5"/>q <text:s text:c="7"/>rv <text:s text:c="6"/>undisplay</text:p>
      <text:p text:style-name="Standard">a <text:s text:c="5"/>cl <text:s text:c="8"/>debug <text:s text:c="3"/>help <text:s text:c="5"/>ll <text:s text:c="7"/>quit <text:s text:c="4"/>s <text:s text:c="7"/>unt <text:s text:c="5"/></text:p>
      <text:p text:style-name="Standard">alias <text:s/>clear <text:s text:c="5"/>disable <text:s/>ignore <text:s text:c="3"/>longlist <text:s/>r <text:s text:c="7"/>source <text:s text:c="2"/>until <text:s text:c="3"/></text:p>
      <text:p text:style-name="Standard">args <text:s text:c="2"/>commands <text:s text:c="2"/>display <text:s/>interact <text:s/>n <text:s text:c="8"/>restart <text:s/>step <text:s text:c="4"/>up <text:s text:c="6"/></text:p>
      <text:p text:style-name="Standard">b <text:s text:c="5"/>condition <text:s/>down <text:s text:c="4"/>j <text:s text:c="8"/>next <text:s text:c="5"/>return <text:s text:c="2"/>tbreak <text:s text:c="2"/>w <text:s text:c="7"/></text:p>
      <text:p text:style-name="Standard">break <text:s/>cont <text:s text:c="6"/>enable <text:s text:c="2"/>jump <text:s text:c="5"/>p <text:s text:c="8"/>retval <text:s text:c="2"/>u <text:s text:c="7"/>whatis <text:s text:c="2"/></text:p>
      <text:p text:style-name="Standard">bt <text:s text:c="4"/>continue <text:s text:c="2"/>exit <text:s text:c="4"/>l <text:s text:c="8"/>pp <text:s text:c="7"/>run <text:s text:c="5"/>unalias <text:s/>where <text:s text:c="3"/></text:p>
      <text:p text:style-name="Standard"/>
      <text:p text:style-name="Standard">Miscellaneous help topics:</text:p>
      <text:p text:style-name="Standard">==========================</text:p>
      <text:p text:style-name="Standard">exec <text:s/>pdb</text:p>
      <text:p text:style-name="Standard"/>
      <text:p text:style-name="Standard">(Pdb) ll</text:p>
      <text:p text:style-name="Standard"><text:s text:c="2"/>1 <text:s/>-&gt; def add(x,y):</text:p>
      <text:p text:style-name="Standard"><text:s text:c="2"/>2 <text:s text:c="8"/>sum=x+y</text:p>
      <text:p text:style-name="Standard"><text:s text:c="2"/>3 <text:s text:c="8"/>return sum</text:p>
      <text:p text:style-name="Standard"><text:s text:c="2"/>4 <text:s text:c="4"/>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<text:s text:c="2"/>7 <text:s text:c="8"/>z=add(x,y)</text:p>
      <text:p text:style-name="Standard"><text:s text:c="2"/>8 <text:s text:c="8"/>print(z)</text:p>
      <text:p text:style-name="Standard"><text:s text:c="2"/>9 <text:s text:c="4"/>if __name__=="__main__":</text:p>
      <text:p text:style-name="Standard"><text:s/>10 <text:s text:c="8"/>main()</text:p>
      <text:p text:style-name="Standard">(Pdb) list 2</text:p>
      <text:p text:style-name="Standard"><text:s text:c="2"/>1 <text:s/>-&gt; def add(x,y):</text:p>
      <text:p text:style-name="Standard"><text:s text:c="2"/>2 <text:s text:c="8"/>sum=x+y</text:p>
      <text:p text:style-name="Standard"><text:s text:c="2"/>3 <text:s text:c="8"/>return sum</text:p>
      <text:p text:style-name="Standard"><text:s text:c="2"/>4 <text:s text:c="4"/>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<text:s text:c="2"/>7 <text:s text:c="8"/>z=add(x,y)</text:p>
      <text:p text:style-name="Standard"><text:s text:c="2"/>8 <text:s text:c="8"/>print(z)</text:p>
      <text:p text:style-name="Standard"><text:s text:c="2"/>9 <text:s text:c="4"/>if __name__=="__main__":</text:p>
      <text:p text:style-name="Standard"><text:s/>10 <text:s text:c="8"/>main()</text:p>
      <text:p text:style-name="Standard">[EOF]</text:p>
      <text:p text:style-name="Standard">(Pdb) list 3</text:p>
      <text:p text:style-name="Standard"><text:s text:c="2"/>1 <text:s/>-&gt; def add(x,y):</text:p>
      <text:p text:style-name="Standard"><text:s text:c="2"/>2 <text:s text:c="8"/>sum=x+y</text:p>
      <text:p text:style-name="Standard"><text:soft-page-break/><text:s text:c="2"/>3 <text:s text:c="8"/>return sum</text:p>
      <text:p text:style-name="Standard"><text:s text:c="2"/>4 <text:s text:c="4"/>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<text:s text:c="2"/>7 <text:s text:c="8"/>z=add(x,y)</text:p>
      <text:p text:style-name="Standard"><text:s text:c="2"/>8 <text:s text:c="8"/>print(z)</text:p>
      <text:p text:style-name="Standard"><text:s text:c="2"/>9 <text:s text:c="4"/>if __name__=="__main__":</text:p>
      <text:p text:style-name="Standard"><text:s/>10 <text:s text:c="8"/>main()</text:p>
      <text:p text:style-name="Standard">[EOF]</text:p>
      <text:p text:style-name="Standard">(Pdb) list 1</text:p>
      <text:p text:style-name="Standard"><text:s text:c="2"/>1 <text:s/>-&gt; def add(x,y):</text:p>
      <text:p text:style-name="Standard"><text:s text:c="2"/>2 <text:s text:c="8"/>sum=x+y</text:p>
      <text:p text:style-name="Standard"><text:s text:c="2"/>3 <text:s text:c="8"/>return sum</text:p>
      <text:p text:style-name="Standard"><text:s text:c="2"/>4 <text:s text:c="4"/>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<text:s text:c="2"/>7 <text:s text:c="8"/>z=add(x,y)</text:p>
      <text:p text:style-name="Standard"><text:s text:c="2"/>8 <text:s text:c="8"/>print(z)</text:p>
      <text:p text:style-name="Standard"><text:s text:c="2"/>9 <text:s text:c="4"/>if __name__=="__main__":</text:p>
      <text:p text:style-name="Standard"><text:s/>10 <text:s text:c="8"/>main()</text:p>
      <text:p text:style-name="Standard">[EOF]</text:p>
      <text:p text:style-name="Standard">(Pdb) </text:p>
      <text:p text:style-name="Standard">-&gt; def add(x,y):</text:p>
      <text:p text:style-name="Standard">(Pdb) list 7,17</text:p>
      <text:p text:style-name="Standard"><text:s text:c="2"/>7 <text:s text:c="8"/>z=add(x,y)</text:p>
      <text:p text:style-name="Standard"><text:s text:c="2"/>8 <text:s text:c="8"/>print(z)</text:p>
      <text:p text:style-name="Standard"><text:s text:c="2"/>9 <text:s text:c="4"/>if __name__=="__main__":</text:p>
      <text:p text:style-name="Standard"><text:s/>10 <text:s text:c="8"/>main()</text:p>
      <text:p text:style-name="Standard"><text:s/>11 <text:s text:c="4"/>def my_function():</text:p>
      <text:p text:style-name="Standard"><text:s/>12 <text:s text:c="8"/>x = 1</text:p>
      <text:p text:style-name="Standard"><text:s/>13 <text:s text:c="8"/>y = 2</text:p>
      <text:p text:style-name="Standard"><text:s/>14 <text:s text:c="8"/>z = 3</text:p>
      <text:p text:style-name="Standard"><text:s/>15 <text:s text:c="8"/>print(x + y + z)</text:p>
      <text:p text:style-name="Standard"><text:s/>16 <text:s/></text:p>
      <text:p text:style-name="Standard"><text:s/>17 <text:s text:c="4"/>my_function()</text:p>
      <text:p text:style-name="Standard">(Pdb) </text:p>
      <text:p text:style-name="Standard">(Pdb) list 2,6</text:p>
      <text:p text:style-name="Standard"><text:s text:c="2"/>2 <text:s text:c="8"/>sum=x+y</text:p>
      <text:p text:style-name="Standard"><text:s text:c="2"/>3 <text:s text:c="8"/>return sum</text:p>
      <text:p text:style-name="Standard"><text:s text:c="2"/>4 <text:s/>-&gt; 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(Pdb) list 3,90</text:p>
      <text:p text:style-name="Standard"><text:s text:c="2"/>3 <text:s text:c="8"/>return sum</text:p>
      <text:p text:style-name="Standard"><text:s text:c="2"/>4 <text:s/>-&gt; def main():</text:p>
      <text:p text:style-name="Standard"><text:s text:c="2"/>5 <text:s text:c="8"/>x=input("Num 1 : ")</text:p>
      <text:p text:style-name="Standard"><text:s text:c="2"/>6 <text:s text:c="8"/>y=input("Num 2 : ")</text:p>
      <text:p text:style-name="Standard"><text:s text:c="2"/>7 <text:s text:c="8"/>z=add(x,y)</text:p>
      <text:p text:style-name="Standard"><text:s text:c="2"/>8 <text:s text:c="8"/>print(z)&gt; def add(x,y):</text:p>
      <text:p text:style-name="Standard">(Pdb) n</text:p>
      <text:p text:style-name="Standard">&gt; /home/kaviarasuchinnu/pdb/debug2.py(4)&lt;module&gt;()</text:p>
      <text:p text:style-name="Standard">-&gt; if __name__=="__main__":</text:p>
      <text:p text:style-name="Standard"><text:soft-page-break/>(Pdb) n</text:p>
      <text:p text:style-name="Standard">&gt; /home/kaviarasuchinnu/pdb/debug2.py(5)&lt;module&gt;()</text:p>
      <text:p text:style-name="Standard">-&gt; x=input("Num 1 : ")</text:p>
      <text:p text:style-name="Standard">(Pdb) n</text:p>
      <text:p text:style-name="Standard">Num 1 : 12</text:p>
      <text:p text:style-name="Standard">&gt; /home/kaviarasuchinnu/pdb/debug2.py(6)&lt;module&gt;()</text:p>
      <text:p text:style-name="Standard">-&gt; y=input("Num 2 : ")</text:p>
      <text:p text:style-name="Standard">(Pdb) n</text:p>
      <text:p text:style-name="Standard">Num 2 : 43</text:p>
      <text:p text:style-name="Standard">&gt; /home/kaviarasuchinnu/pdb/debug2.py(7)&lt;module&gt;()</text:p>
      <text:p text:style-name="Standard">-&gt; z=add(x,y)</text:p>
      <text:p text:style-name="Standard">(Pdb) print(x)</text:p>
      <text:p text:style-name="Standard">12</text:p>
      <text:p text:style-name="Standard">(Pdb) print(y)</text:p>
      <text:p text:style-name="Standard">43</text:p>
      <text:p text:style-name="Standard">(Pdb) n</text:p>
      <text:p text:style-name="Standard">&gt; /home/kaviarasuchinnu/pdb/debug2.py(8)&lt;module&gt;()</text:p>
      <text:p text:style-name="Standard">-&gt; print(z)</text:p>
      <text:p text:style-name="Standard">(Pdb) </text:p>
      <text:p text:style-name="Standard">1243</text:p>
      <text:p text:style-name="Standard">&gt; /home/kaviarasuchinnu/pdb/debug2.py(9)&lt;module&gt;()</text:p>
      <text:p text:style-name="Standard">-&gt; def my_function():</text:p>
      <text:p text:style-name="Standard">(Pdb) print(z)</text:p>
      <text:p text:style-name="Standard">1243</text:p>
      <text:p text:style-name="Standard">(Pdb) whatis z</text:p>
      <text:p text:style-name="Standard">&lt;class 'str'&gt;</text:p>
      <text:p text:style-name="Standard">(Pdb) whatis x</text:p>
      <text:p text:style-name="Standard">&lt;class 'str'&gt;</text:p>
      <text:p text:style-name="Standard">(Pdb)</text:p>
      <text:p text:style-name="Standard"><text:s text:c="2"/>9 <text:s text:c="4"/>if __name__=="__main__":</text:p>
      <text:p text:style-name="Standard"><text:s/>10 <text:s text:c="8"/>main()</text:p>
      <text:p text:style-name="Standard"><text:s/>11 <text:s text:c="4"/>def my_function():</text:p>
      <text:p text:style-name="Standard"><text:s/>12 <text:s text:c="8"/>x = 1</text:p>
      <text:p text:style-name="Standard"><text:s/>13 <text:s text:c="8"/>y = 2</text:p>
      <text:p text:style-name="Standard"><text:s/>14 <text:s text:c="8"/>z = 3</text:p>
      <text:p text:style-name="Standard"><text:s/>15 <text:s text:c="8"/>print(x + y + z)</text:p>
      <text:p text:style-name="Standard"><text:s/>16 <text:s/></text:p>
      <text:p text:style-name="Standard"><text:s/>17 <text:s text:c="4"/>my_function()</text:p>
      <text:p text:style-name="Standard">&gt; def add(x,y):</text:p>
      <text:p text:style-name="Standard">(Pdb) n</text:p>
      <text:p text:style-name="Standard">&gt; /home/kaviarasuchinnu/pdb/debug2.py(4)&lt;module&gt;()</text:p>
      <text:p text:style-name="Standard">-&gt; if __name__=="__main__":</text:p>
      <text:p text:style-name="Standard">(Pdb) n</text:p>
      <text:p text:style-name="Standard">&gt; /home/kaviarasuchinnu/pdb/debug2.py(5)&lt;module&gt;()</text:p>
      <text:p text:style-name="Standard">-&gt; x=input("Num 1 : ")</text:p>
      <text:p text:style-name="Standard">(Pdb) n</text:p>
      <text:p text:style-name="Standard">Num 1 : 12</text:p>
      <text:p text:style-name="Standard">&gt; /home/kaviarasuchinnu/pdb/debug2.py(6)&lt;module&gt;()</text:p>
      <text:p text:style-name="Standard">-&gt; y=input("Num 2 : ")</text:p>
      <text:p text:style-name="Standard">(Pdb) n</text:p>
      <text:p text:style-name="Standard">Num 2 : 43</text:p>
      <text:p text:style-name="Standard">&gt; /home/kaviarasuchinnu/pdb/debug2.py(7)&lt;module&gt;()</text:p>
      <text:p text:style-name="Standard"><text:soft-page-break/>-&gt; z=add(x,y)</text:p>
      <text:p text:style-name="Standard">(Pdb) print(x)</text:p>
      <text:p text:style-name="Standard">12</text:p>
      <text:p text:style-name="Standard">(Pdb) print(y)</text:p>
      <text:p text:style-name="Standard">43</text:p>
      <text:p text:style-name="Standard">(Pdb) n</text:p>
      <text:p text:style-name="Standard">&gt; /home/kaviarasuchinnu/pdb/debug2.py(8)&lt;module&gt;()</text:p>
      <text:p text:style-name="Standard">-&gt; print(z)</text:p>
      <text:p text:style-name="Standard">(Pdb) </text:p>
      <text:p text:style-name="Standard">1243</text:p>
      <text:p text:style-name="Standard">&gt; /home/kaviarasuchinnu/pdb/debug2.py(9)&lt;module&gt;()</text:p>
      <text:p text:style-name="Standard">-&gt; def my_function():</text:p>
      <text:p text:style-name="Standard">(Pdb) print(z)</text:p>
      <text:p text:style-name="Standard">1243</text:p>
      <text:p text:style-name="Standard">(Pdb) whatis z</text:p>
      <text:p text:style-name="Standard">&lt;class 'str'&gt;</text:p>
      <text:p text:style-name="Standard">(Pdb) whatis x</text:p>
      <text:p text:style-name="Standard">&lt;class 'str'&gt;</text:p>
      <text:p text:style-name="Standard">(Pdb) EOF</text:p>
      <text:p text:style-name="Standard"/>
      <text:p text:style-name="P1">1.kaviarasuchinnu@aspire1747-HP-280-G2-MT:~/pdb$ python3 -m pdb debug2.py</text:p>
      <text:p text:style-name="P1">&gt; /home/kaviarasuchinnu/pdb/debug2.py(1)&lt;module&gt;()</text:p>
      <text:p text:style-name="P1">-&gt; def add(x,y):</text:p>
      <text:p text:style-name="P1">(Pdb) n</text:p>
      <text:p text:style-name="P1">&gt; /home/kaviarasuchinnu/pdb/debug2.py(4)&lt;module&gt;()</text:p>
      <text:p text:style-name="P1">-&gt; if __name__=="__main__":</text:p>
      <text:p text:style-name="P1">(Pdb) n</text:p>
      <text:p text:style-name="P1">&gt; /home/kaviarasuchinnu/pdb/debug2.py(5)&lt;module&gt;()</text:p>
      <text:p text:style-name="P1">-&gt; x=input("Num 1 : ")</text:p>
      <text:p text:style-name="P1">(Pdb) n</text:p>
      <text:p text:style-name="P1">Num 1 : n</text:p>
      <text:p text:style-name="P1">&gt; /home/kaviarasuchinnu/pdb/debug2.py(6)&lt;module&gt;()</text:p>
      <text:p text:style-name="P1">-&gt; y=input("Num 2 : ")</text:p>
      <text:p text:style-name="P1">(Pdb) n</text:p>
      <text:p text:style-name="P1">Num 2 : n</text:p>
      <text:p text:style-name="P1">&gt; /home/kaviarasuchinnu/pdb/debug2.py(7)&lt;module&gt;()</text:p>
      <text:p text:style-name="P1">-&gt; z=add(x,y)</text:p>
      <text:p text:style-name="P1">(Pdb) n</text:p>
      <text:p text:style-name="P1">&gt; /home/kaviarasuchinnu/pdb/debug2.py(8)&lt;module&gt;()</text:p>
      <text:p text:style-name="P1">-&gt; print(z)</text:p>
      <text:p text:style-name="P1">(Pdb) n</text:p>
      <text:p text:style-name="P1">nn</text:p>
      <text:p text:style-name="P1">&gt; /home/kaviarasuchinnu/pdb/debug2.py(9)&lt;module&gt;()</text:p>
      <text:p text:style-name="P1">-&gt; def my_function():</text:p>
      <text:p text:style-name="P1">(Pdb) n</text:p>
      <text:p text:style-name="P1">&gt; /home/kaviarasuchinnu/pdb/debug2.py(15)&lt;module&gt;()</text:p>
      <text:p text:style-name="P1">-&gt; my_function()</text:p>
      <text:p text:style-name="P1">(Pdb) n</text:p>
      <text:p text:style-name="P1">6</text:p>
      <text:p text:style-name="P1">The program runs good</text:p>
      <text:p text:style-name="P1">--Return--</text:p>
      <text:p text:style-name="P1">&gt; /home/kaviarasuchinnu/pdb/debug2.py(15)&lt;module&gt;()-&gt;None</text:p>
      <text:p text:style-name="P1"><text:soft-page-break/>-&gt; my_function()</text:p>
      <text:p text:style-name="P1">(Pdb) source my_function</text:p>
      <text:p text:style-name="P1"><text:s text:c="2"/>9 <text:s text:c="4"/>def my_function():</text:p>
      <text:p text:style-name="P1"><text:s/>10 <text:s text:c="8"/>t = 1</text:p>
      <text:p text:style-name="P1"><text:s/>11 <text:s text:c="8"/>u = 2</text:p>
      <text:p text:style-name="P1"><text:s/>12 <text:s text:c="8"/>i = 3</text:p>
      <text:p text:style-name="P1"><text:s/>13 <text:s text:c="8"/>print(t + u + i)</text:p>
      <text:p text:style-name="P1"><text:s/>14 <text:s text:c="8"/>print("The program runs good")</text:p>
      <text:p text:style-name="P1">(Pdb)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4:08:13.990312594</meta:creation-date>
    <dc:date>2023-03-11T15:19:30.896888185</dc:date>
    <meta:editing-duration>PT30M46S</meta:editing-duration>
    <meta:editing-cycles>1</meta:editing-cycles>
    <meta:document-statistic meta:table-count="0" meta:image-count="0" meta:object-count="0" meta:page-count="6" meta:paragraph-count="265" meta:word-count="760" meta:character-count="6011" meta:non-whitespace-character-count="4635"/>
    <meta:generator>LibreOffice/6.4.7.2$Linux_X86_64 LibreOffice_project/40$Build-2</meta:generator>
  </office:meta>
</office:document-meta>
</file>